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criptEvalException.StandardScriptEvalException( Scrip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ScriptEvalException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criptEvalException.getScrip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